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style:use-window-font-color="true" loext:opacity="0%" style:font-name="Arial" fo:font-size="10pt" fo:language="en" fo:country="US" fo:font-weight="bold" officeooo:rsid="000e2609" officeooo:paragraph-rsid="000e2609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7">
      <style:text-properties officeooo:paragraph-rsid="000e2609"/>
    </style:style>
    <style:style style:name="P9" style:family="paragraph" style:parent-style-name="Text_20_body" style:list-style-name="WW8Num2">
      <style:text-properties officeooo:paragraph-rsid="000e2609"/>
    </style:style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P12" style:family="paragraph" style:parent-style-name="Text_20_body" style:list-style-name="WW8Num2">
      <style:text-properties officeooo:rsid="000e2609" officeooo:paragraph-rsid="000e2609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e2609" officeooo:paragraph-rsid="000e2609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 style:list-style-name="WW8Num7">
      <style:text-properties style:use-window-font-color="true" loext:opacity="0%" style:font-name="Times New Roman" fo:font-size="10pt" fo:language="en" fo:country="US" officeooo:rsid="000e2609" officeooo:paragraph-rsid="000e2609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style:font-name="Times New Roman" fo:font-size="10pt" fo:language="en" fo:country="US" officeooo:rsid="000e2609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6" style:family="text">
      <style:text-properties style:use-window-font-color="true" loext:opacity="0%" style:font-name="Arial" fo:font-size="16pt" fo:language="en" fo:country="US" fo:font-weight="bold" officeooo:rsid="000e2609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7" style:family="text">
      <style:text-properties officeooo:rsid="000e26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5">Sistema de propostas de aluguel</text:span><text:line-break/>Use-Case: <text:span text:style-name="T6">Ver lista de propostas de um imóvel</text:span></text:h>
      <text:h text:style-name="Heading_20_1" text:outline-level="1">Brief Description</text:h>
      <text:p text:style-name="P13">Nesse caso o proprietário poderá ver uma lista das propostas que estão vinculadas a um de seus imóveis</text:p>
      <text:h text:style-name="Heading_20_1" text:outline-level="1">Actor Brief Descriptions</text:h>
      <text:h text:style-name="P6" text:outline-level="2">Proprietário</text:h>
      <text:h text:style-name="Heading_20_1" text:outline-level="1">Preconditions</text:h>
      <text:p text:style-name="P13">Estar autenticado no sistema</text:p>
      <text:p text:style-name="P13">Ter um imóvel</text:p>
      <text:h text:style-name="Heading_20_1" text:outline-level="1">Basic Flow of Events</text:h>
      <text:list xml:id="list3031682725" text:style-name="WW8Num7">
        <text:list-item>
          <text:p text:style-name="P14">Ao clicar na opção de ver lista de propostas na lista de seus imóveis cadastrados no sistema</text:p>
        </text:list-item>
        <text:list-item>
          <text:p text:style-name="P8"><text:span text:style-name="T4">O sistema mostra a lista de propostas vinculadas ao imóvel especificado.</text:span></text:p>
        </text:list-item>
      </text:list>
      <text:h text:style-name="Heading_20_1" text:outline-level="1">Alternative Flows</text:h>
      <text:h text:style-name="P6" text:outline-level="2">Caso o proprietário selecione um filtro específico</text:h>
      <text:p text:style-name="P13">Se o proprietário selecione um filtro específico para a listagem de propostas.</text:p>
      <text:list xml:id="list839349323" text:style-name="WW8Num2">
        <text:list-item>
          <text:p text:style-name="P9"><text:span text:style-name="T4">Proprietário seleciona o filtro de sua preferência.</text:span></text:p>
        </text:list-item>
        <text:list-item>
          <text:p text:style-name="P12"><text:span text:style-name="T4">S</text:span><text:span text:style-name="T3">istema mostra a listagem de acordo com o filtro selecionado.</text:span>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e2609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Ver lista de propostas de um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2:59:29.689320640</dc:date>
    <meta:editing-cycles>4</meta:editing-cycles>
    <meta:editing-duration>PT6M53S</meta:editing-duration>
    <meta:generator>LibreOffice/7.1.2.2$Linux_X86_64 LibreOffice_project/10$Build-2</meta:generator>
    <meta:document-statistic meta:table-count="2" meta:image-count="0" meta:object-count="0" meta:page-count="1" meta:paragraph-count="23" meta:word-count="154" meta:character-count="919" meta:non-whitespace-character-count="802"/>
  </office:meta>
</office:document-meta>
</file>